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5" svg:font-family="Calibri, Calibri" style:font-family-generic="swiss"/>
    <style:font-face style:name="Droid Sans Devanagari3" svg:font-family="'Droid Sans Devanagari'" style:font-family-generic="swiss"/>
    <style:font-face style:name="Arial2" svg:font-family="Arial" style:font-pitch="variable"/>
    <style:font-face style:name="Calibri2" svg:font-family="Calibri" style:font-pitch="variable"/>
    <style:font-face style:name="Cambria1" svg:font-family="Cambria" style:font-pitch="variable"/>
    <style:font-face style:name="Courier New1" svg:font-family="'Courier New'" style:font-pitch="variable"/>
    <style:font-face style:name="Droid Sans Devanagari" svg:font-family="'Droid Sans Devanagari'" style:font-pitch="variable"/>
    <style:font-face style:name="Georgia1" svg:font-family="Georgia" style:font-pitch="variable"/>
    <style:font-face style:name="Liberation Sans5" svg:font-family="'Liberation Sans'" style:font-pitch="variable"/>
    <style:font-face style:name="Noto Sans CJK SC1" svg:font-family="'Noto Sans CJK SC'" style:font-pitch="variable"/>
    <style:font-face style:name="Noto Sans Symbols1" svg:font-family="'Noto Sans Symbol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2" svg:font-family="Tahoma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4" svg:font-family="Calibri, Calibri" style:font-family-generic="swiss" style:font-pitch="variable"/>
    <style:font-face style:name="Droid Sans Devanagari2" svg:font-family="'Droid Sans Devanagari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3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8.41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4cm" fo:min-width="16.38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24.435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58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8.39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8.658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3.868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9.561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2.957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56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8.10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color="#000000" fo:font-weight="bold" style:font-weight-asian="bold" style:font-weight-complex="bold"/>
    </style:style>
    <style:style style:name="P2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Times New Roman" fo:font-size="20pt" fo:language="ar" fo:country="SA" fo:font-weight="bold" style:font-name-asian="Calibri5" style:font-size-asian="20pt" style:language-asian="ar" style:country-asian="SA" style:font-weight-asian="bold" style:font-name-complex="Calibri5" style:font-size-complex="20pt" style:language-complex="ar" style:country-complex="SA" style:font-weight-complex="bold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6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style:paragraph-properties fo:margin-top="0cm" fo:margin-bottom="0cm" fo:line-height="100%" fo:text-align="center" style:writing-mode="lr-tb"/>
      <style:text-properties fo:color="#000000" style:font-name="Times New Roman" fo:font-size="20pt" style:font-size-asian="20pt" style:font-name-complex="Calibri2" style:font-size-complex="20pt"/>
    </style:style>
    <style:style style:name="P8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style:font-name="Times New Roman" fo:font-size="20pt" style:font-size-asian="20pt" style:font-name-complex="Calibri2" style:font-size-complex="20pt"/>
    </style:style>
    <style:style style:name="P9" style:family="paragraph">
      <style:paragraph-properties fo:margin-top="0cm" fo:margin-bottom="0cm" fo:line-height="100%" fo:text-align="center"/>
      <style:text-properties fo:color="#000000" style:language-asian="en" style:country-asian="US"/>
    </style:style>
    <style:style style:name="P10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style:font-name="Times New Roman" fo:font-size="20pt" style:font-size-asian="20pt" style:language-asian="en" style:country-asian="US" style:font-name-complex="Calibri2" style:font-size-complex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language="ar" fo:country="SA" fo:font-style="normal" fo:text-shadow="none" style:text-underline-style="none" fo:font-weight="bold" style:letter-kerning="true" style:font-name-asian="Calibri5" style:font-size-asian="20pt" style:language-asian="ar" style:country-asian="SA" style:font-style-asian="normal" style:font-weight-asian="bold" style:font-name-complex="Calibri5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Calibri1" fo:font-size="20pt" style:font-size-asian="20pt" style:font-size-complex="20pt"/>
    </style:style>
    <style:style style:name="T4" style:family="text">
      <style:text-properties fo:color="#000000" style:font-name="Times New Roman" fo:font-size="20pt" style:font-size-asian="20pt" style:font-name-complex="Calibri2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.997cm" svg:height="2.84cm" svg:x="1.052cm" svg:y="0.766cm">
          <text:p text:style-name="P1"><text:span text:style-name="T1">Mahasiswa mampu menganalisis perangkat dan elemen </text:span><text:span text:style-name="T1">jaringan penyusun komunikasi data</text:span></text:p>
          <text:p text:style-name="P1"><text:span text:style-name="T1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55cm" svg:y1="5.42cm" svg:x2="15.55cm" svg:y2="3.606cm">
          <text:p/>
        </draw:line>
        <draw:line draw:style-name="gr2" draw:text-style-name="P3" draw:layer="layout" svg:x1="15.55cm" svg:y1="13.186cm" svg:x2="15.55cm" svg:y2="11.36cm">
          <text:p/>
        </draw:line>
        <draw:line draw:style-name="gr2" draw:text-style-name="P3" draw:layer="layout" svg:x1="15.55cm" svg:y1="20.903cm" svg:x2="15.55cm" svg:y2="18.938cm">
          <text:p/>
        </draw:line>
        <draw:line draw:style-name="gr2" draw:text-style-name="P3" draw:layer="layout" svg:x1="15.544cm" svg:y1="24.12cm" svg:x2="15.556cm" svg:y2="22.956cm">
          <text:p/>
        </draw:line>
        <draw:line draw:style-name="gr2" draw:text-style-name="P3" draw:layer="layout" svg:x1="15.55cm" svg:y1="27.81cm" svg:x2="15.55cm" svg:y2="26.165cm">
          <text:p/>
        </draw:line>
        <draw:line draw:style-name="gr2" draw:text-style-name="P3" draw:layer="layout" svg:x1="15.55cm" svg:y1="31.303cm" svg:x2="15.55cm" svg:y2="30.265cm">
          <text:p/>
        </draw:line>
        <draw:line draw:style-name="gr2" draw:text-style-name="P3" draw:layer="layout" svg:x1="15.55cm" svg:y1="34.964cm" svg:x2="15.55cm" svg:y2="33.875cm">
          <text:p/>
        </draw:line>
        <draw:g>
          <draw:custom-shape draw:style-name="gr3" draw:text-style-name="P5" draw:layer="layout" svg:width="16.962cm" svg:height="2.104cm" svg:x="7.525cm" svg:y="34.926cm">
            <text:p text:style-name="P4"><text:span text:style-name="T2">Mahasiswa mampu memahami konsep komunikasi data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6.614cm" svg:y="34.319cm">
            <text:p text:style-name="P4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25.015cm" svg:height="2.633cm" svg:x="3.492cm" svg:y="31.286cm">
            <text:p text:style-name="P4"><text:span text:style-name="T2">Mahasiswa mampu memahami konsep dan arsitektur protokol TCP/IP dan model OSI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2.593cm" svg:y="30.616cm">
            <text:p text:style-name="P4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6.66cm" svg:y1="26.558cm" svg:x2="24.766cm" svg:y2="26.558cm">
            <text:p/>
          </draw:line>
          <draw:custom-shape draw:style-name="gr8" draw:text-style-name="P5" draw:layer="layout" svg:width="4.001cm" svg:height="1.686cm" svg:x="24.639cm" svg:y="26.519cm">
            <text:p text:style-name="P4"><text:span text:style-name="T3">K</text:span><text:span text:style-name="T3">ui</text:span><text:span text:style-name="T3">s </text:span><text:span text:style-name="T3">1 </text:span><text:span text:style-name="T3">:</text:span></text:p>
            <text:p text:style-name="P4"><text:span text:style-name="T3">M</text:span><text:span text:style-name="T3">in</text:span><text:span text:style-name="T3">g</text:span><text:span text:style-name="T3">g</text:span><text:span text:style-name="T3">u </text:span><text:span text:style-name="T3">ke</text:span><text:span text:style-name="T3">-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5" draw:layer="layout" svg:width="16.444cm" svg:height="2.552cm" svg:x="7.654cm" svg:y="27.775cm">
            <text:p text:style-name="P4"><text:span text:style-name="T2">Mahasiswa mampu memahami konsep transmisi data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132cm" svg:height="1.053cm" svg:x="7.003cm" svg:y="27.075cm">
            <text:p text:style-name="P4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8" draw:layer="layout" svg:width="17.165cm" svg:height="2.107cm" svg:x="7.403cm" svg:y="24.12cm">
            <text:p text:style-name="P7"><text:span text:style-name="T4">Mahasiswa mampu menjelaskan konsep media transmisi</text:span></text:p>
            <text:p text:style-name="P7"><text:span text:style-name="T4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6.532cm" svg:y="23.577cm">
            <text:p text:style-name="P4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4.152cm" svg:y1="19.573cm" svg:x2="27.338cm" svg:y2="19.573cm">
            <text:p/>
          </draw:line>
          <draw:custom-shape draw:style-name="gr12" draw:text-style-name="P5" draw:layer="layout" svg:width="3.999cm" svg:height="1.685cm" svg:x="27.149cm" svg:y="19.573cm">
            <text:p text:style-name="P4"><text:span text:style-name="T3">UTS </text:span><text:span text:style-name="T3">:</text:span></text:p>
            <text:p text:style-name="P4"><text:span text:style-name="T3">Min</text:span><text:span text:style-name="T3">ggu </text:span><text:span text:style-name="T3">ke-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2.432cm" svg:y1="12.131cm" svg:x2="28.784cm" svg:y2="12.131cm">
            <text:p/>
          </draw:line>
          <draw:custom-shape draw:style-name="gr13" draw:text-style-name="P5" draw:layer="layout" svg:width="4.448cm" svg:height="1.685cm" svg:x="28.42cm" svg:y="12.131cm">
            <text:p text:style-name="P4"><text:span text:style-name="T3">Kuis 2 :</text:span></text:p>
            <text:p text:style-name="P4"><text:span text:style-name="T3">Minggu ke-1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0" draw:layer="layout" svg:width="18.979cm" svg:height="2.107cm" svg:x="6.496cm" svg:y="5.432cm">
            <text:p text:style-name="P9"><text:span text:style-name="T5">Mahasiswa </text:span><text:span text:style-name="T5">mampu </text:span><text:span text:style-name="T5">menguraika</text:span><text:span text:style-name="T5">n teknik - </text:span><text:span text:style-name="T5">teknik </text:span><text:span text:style-name="T5">multipleksi</text:span><text:span text:style-name="T5">ng</text:span></text:p>
            <text:p text:style-name="P9"><text:span text:style-name="T5">(C4, P3, </text:span><text:span text:style-name="T5">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5.625cm" svg:y="4.78cm">
            <text:p text:style-name="P4"><text:span text:style-name="T2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8" draw:layer="layout" svg:width="19.238cm" svg:height="2.106cm" svg:x="7.016cm" svg:y="16.974cm">
            <text:p text:style-name="P7"><text:span text:style-name="T6">Mahasiswa mampu menganalisis teknik komunikasi data digital</text:span></text:p>
            <text:p text:style-name="P7"><text:span text:style-name="T6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.459cm" svg:height="1.054cm" svg:x="5.902cm" svg:y="16.332cm">
            <text:p text:style-name="P4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1.264cm" svg:height="1.054cm" svg:x="4.847cm" svg:y="15.868cm">
            <text:p text:style-name="P4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4.347cm" svg:y1="4.363cm" svg:x2="26.779cm" svg:y2="4.363cm">
            <text:p/>
          </draw:line>
          <draw:custom-shape draw:style-name="gr18" draw:text-style-name="P5" draw:layer="layout" svg:width="4.448cm" svg:height="1.684cm" svg:x="26.505cm" svg:y="4.363cm">
            <text:p text:style-name="P4"><text:span text:style-name="T3">UAS </text:span><text:span text:style-name="T3">:</text:span></text:p>
            <text:p text:style-name="P4"><text:span text:style-name="T3">Min</text:span><text:span text:style-name="T3">ggu </text:span><text:span text:style-name="T3">ke-</text:span><text:span text:style-name="T3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8" draw:layer="layout" svg:width="20.141cm" svg:height="2.106cm" svg:x="6.437cm" svg:y="20.879cm">
            <text:p text:style-name="P7"><text:span text:style-name="T6">Mahasiswa mampu mengimplementasikan teknik pengkodean </text:span><text:span text:style-name="T6">data</text:span></text:p>
            <text:p text:style-name="P7"><text:span text:style-name="T6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5.529cm" svg:y="20.231cm">
            <text:p text:style-name="P4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4.522cm" svg:y="19.808cm">
            <text:p text:style-name="P4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5.55cm" svg:y1="17.033cm" svg:x2="15.55cm" svg:y2="15.281cm">
          <text:p/>
        </draw:line>
        <draw:g>
          <draw:custom-shape draw:style-name="gr20" draw:text-style-name="P10" draw:layer="layout" svg:width="23.537cm" svg:height="2.107cm" svg:x="4.128cm" svg:y="13.136cm">
            <text:p text:style-name="P9"><text:span text:style-name="T4">Mahasiswa mampu menguraikan prasyarat untuk komunikasi data yang efektif</text:span></text:p>
            <text:p text:style-name="P9"><text:span text:style-name="T4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.144cm" svg:height="1.052cm" svg:x="3.436cm" svg:y="12.393cm">
            <text:p text:style-name="P4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5.55cm" svg:y1="9.285cm" svg:x2="15.55cm" svg:y2="7.471cm">
          <text:p/>
        </draw:line>
        <draw:g>
          <draw:custom-shape draw:style-name="gr22" draw:text-style-name="P10" draw:layer="layout" svg:width="18.684cm" svg:height="2.107cm" svg:x="7.162cm" svg:y="9.297cm">
            <text:p text:style-name="P9"><text:span text:style-name="T5">Mahasiswa </text:span><text:span text:style-name="T5">mampu </text:span><text:span text:style-name="T5">menguraika</text:span><text:span text:style-name="T5">n teknik - </text:span><text:span text:style-name="T5">teknik </text:span><text:span text:style-name="T5">multipleksi</text:span><text:span text:style-name="T5">ng</text:span></text:p>
            <text:p text:style-name="P9"><text:span text:style-name="T5">(C4, P3, </text:span><text:span text:style-name="T5">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6.291cm" svg:y="8.645cm">
            <text:p text:style-name="P4"><text:span text:style-name="T2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1.263cm" svg:height="1.053cm" svg:x="5.255cm" svg:y="8.021cm">
            <text:p text:style-name="P4"><text:span text:style-name="T2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5" svg:font-family="Calibri, Calibri" style:font-family-generic="swiss"/>
    <style:font-face style:name="Droid Sans Devanagari3" svg:font-family="'Droid Sans Devanagari'" style:font-family-generic="swiss"/>
    <style:font-face style:name="Arial2" svg:font-family="Arial" style:font-pitch="variable"/>
    <style:font-face style:name="Calibri2" svg:font-family="Calibri" style:font-pitch="variable"/>
    <style:font-face style:name="Cambria1" svg:font-family="Cambria" style:font-pitch="variable"/>
    <style:font-face style:name="Courier New1" svg:font-family="'Courier New'" style:font-pitch="variable"/>
    <style:font-face style:name="Droid Sans Devanagari" svg:font-family="'Droid Sans Devanagari'" style:font-pitch="variable"/>
    <style:font-face style:name="Georgia1" svg:font-family="Georgia" style:font-pitch="variable"/>
    <style:font-face style:name="Liberation Sans5" svg:font-family="'Liberation Sans'" style:font-pitch="variable"/>
    <style:font-face style:name="Noto Sans CJK SC1" svg:font-family="'Noto Sans CJK SC'" style:font-pitch="variable"/>
    <style:font-face style:name="Noto Sans Symbols1" svg:font-family="'Noto Sans Symbol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2" svg:font-family="Tahoma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4" svg:font-family="Calibri, Calibri" style:font-family-generic="swiss" style:font-pitch="variable"/>
    <style:font-face style:name="Droid Sans Devanagari2" svg:font-family="'Droid Sans Devanagari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3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2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2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2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fo:font-size="9pt" style:font-name-asian="OpenSymbol3" style:font-family-asian="OpenSymbol, 'Arial Unicode MS'" style:font-charset-asian="x-symbol" style:font-name-complex="OpenSymbol3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7" style:display-name="ListLabel 87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4" style:display-name="ListLabel 84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8" style:display-name="ListLabel 78" style:family="graphic">
      <style:paragraph-properties style:text-autospace="none"/>
      <style:text-properties style:font-name-asian="Wingdings" style:font-family-asian="Wingdings" style:font-pitch-asian="variable" style:font-size-asian="10pt"/>
    </style:style>
  </office:styles>
  <office:automatic-styles>
    <style:page-layout style:name="PM0">
      <style:page-layout-properties fo:margin-top="0.05cm" fo:margin-bottom="0.05cm" fo:margin-left="0.05cm" fo:margin-right="0.05cm" fo:page-width="34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1-02-09T21:44:54.323004034</meta:creation-date>
    <meta:generator>LibreOffice/6.4.7.2$Linux_X86_64 LibreOffice_project/40$Build-2</meta:generator>
    <dc:date>2022-03-29T10:54:47.173483473</dc:date>
    <meta:editing-duration>PT3H43M48S</meta:editing-duration>
    <meta:editing-cycles>16</meta:editing-cycles>
    <dc:creator>Mifta Nur Farid</dc:creator>
    <meta:document-statistic meta:object-count="52"/>
  </office:meta>
</office:document-meta>
</file>